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b2e" officeooo:paragraph-rsid="0014ab2e"/>
    </style:style>
    <style:style style:name="P2" style:family="paragraph" style:parent-style-name="Standard">
      <style:paragraph-properties fo:text-align="justify" style:justify-single-word="false"/>
      <style:text-properties officeooo:rsid="0014ab2e" officeooo:paragraph-rsid="0014ab2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</text:p>
      <text:p text:style-name="P1"><text:span text:style-name="T1"/></text:p>
      <text:p text:style-name="P2"><text:span text:style-name="T1">CREATE DATABASE Tech_Solutions_Hub;</text:span></text:p>
      <text:p text:style-name="P2"><text:span text:style-name="T1">USE Tech_Solutions_Hub;</text:span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3:46:31.325676918</meta:creation-date>
    <dc:date>2025-03-08T03:04:01.836807942</dc:date>
    <meta:editing-duration>PT3H7M14S</meta:editing-duration>
    <meta:editing-cycles>1</meta:editing-cycles>
    <meta:document-statistic meta:table-count="0" meta:image-count="0" meta:object-count="0" meta:page-count="1" meta:paragraph-count="3" meta:word-count="8" meta:character-count="71" meta:non-whitespace-character-count="66"/>
    <meta:generator>LibreOffice/24.2.7.2$Linux_X86_64 LibreOffice_project/420$Build-2</meta:generator>
  </office:meta>
</office:document-meta>
</file>